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2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Disk Siz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GB</text:p>
          </table:table-cell>
          <table:table-cell/>
        </table:table-row>
        <table:table-row table:style-name="ro1">
          <table:table-cell office:value-type="string" calcext:value-type="string">
            <text:p>Block Siz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B</text:p>
          </table:table-cell>
          <table:table-cell/>
        </table:table-row>
        <table:table-row table:style-name="ro1">
          <table:table-cell office:value-type="string" calcext:value-type="string">
            <text:p>Blocks</text:p>
          </table:table-cell>
          <table:table-cell table:formula="of:=[.B1]*1000000/[.B2]" office:value-type="float" office:value="250000000" calcext:value-type="float">
            <text:p>250000000</text:p>
          </table:table-cell>
          <table:table-cell office:value-type="string" calcext:value-type="string">
            <text:p>#</text:p>
          </table:table-cell>
          <table:table-cell/>
        </table:table-row>
        <table:table-row table:style-name="ro1">
          <table:table-cell office:value-type="string" calcext:value-type="string">
            <text:p>Index Bytes per Block</text:p>
          </table:table-cell>
          <table:table-cell table:formula="of:=2+16" office:value-type="float" office:value="18" calcext:value-type="float">
            <text:p>18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2 bytes for flags plus a 128 bit hash</text:p>
          </table:table-cell>
        </table:table-row>
        <table:table-row table:style-name="ro1">
          <table:table-cell office:value-type="string" calcext:value-type="string">
            <text:p>Index Size</text:p>
          </table:table-cell>
          <table:table-cell table:formula="of:=[.B4]*[.B3]/10^9" office:value-type="float" office:value="4.5" calcext:value-type="float">
            <text:p>4,5</text:p>
          </table:table-cell>
          <table:table-cell office:value-type="string" calcext:value-type="string">
            <text:p>GB</text:p>
          </table:table-cell>
          <table:table-cell/>
        </table:table-row>
        <table:table-row table:style-name="ro1">
          <table:table-cell office:value-type="string" calcext:value-type="string">
            <text:p>Index Size</text:p>
          </table:table-cell>
          <table:table-cell table:style-name="ce1" table:formula="of:=[.B5]/[.B1]" office:value-type="percentage" office:value="0.0045" calcext:value-type="percentage">
            <text:p>0,45%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Hash Level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nout per Level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Fanout</text:p>
          </table:table-cell>
          <table:table-cell table:formula="of:=[.B11]^[.B10]" office:value-type="float" office:value="16777216" calcext:value-type="float">
            <text:p>16777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s per dir full</text:p>
          </table:table-cell>
          <table:table-cell table:formula="of:=[.B3]/[.B12]" office:value-type="float" office:value="14.9011611938477" calcext:value-type="float">
            <text:p>14,901161193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percentage-style style:name="N123">
      <number:number number:decimal-places="1" loext:min-decimal-places="1" number:min-integer-digits="1"/>
      <number:text>%</number:text>
    </number:percentage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6">00-00-0000</text:date>, <text:time style:data-style-name="N2" text:time-value="11:49:25.7535304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09:51:00.542509150</meta:creation-date>
    <dc:date>2018-01-26T12:24:30.158544660</dc:date>
    <meta:editing-duration>PT4H10M59S</meta:editing-duration>
    <meta:editing-cycles>2</meta:editing-cycles>
    <meta:generator>LibreOffice/5.1.6.2$Linux_X86_64 LibreOffice_project/10m0$Build-2</meta:generator>
    <meta:document-statistic meta:table-count="1" meta:cell-count="26" meta:object-count="0"/>
  </office:meta>
</office:document-meta>
</file>